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173.0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796.08pt" svg:height="408.93pt" svg:x="92.38pt" svg:y="1157.84pt">
            <loext:p draw:notify-on-update-of-ranges="Sheet1.N2:Sheet1.N2 Sheet1.N3:Sheet1.N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796.08pt" svg:height="408.93pt" svg:x="1030.9pt" svg:y="962.25pt">
            <loext:p draw:notify-on-update-of-ranges="Sheet1.B3:Sheet1.B38 Sheet1.N2:Sheet1.N38 Sheet1.B3:Sheet1.B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 table:style-name="ce16" office:value-type="string" calcext:value-type="string">
            <text:p>PWM</text:p>
          </table:table-cell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.0000</text:p>
          </table:table-cell>
          <table:table-cell table:style-name="ce5" table:formula="of:=[.$A$3]*SIN(RADIANS([.B3]-120))" office:value-type="float" office:value="-1772.75400154675" calcext:value-type="float">
            <text:p>-1772.7540</text:p>
          </table:table-cell>
          <table:table-cell table:style-name="ce5" table:formula="of:=[.$A$3]*SIN(RADIANS([.B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.0000</text:p>
          </table:table-cell>
          <table:table-cell table:style-name="ce5" table:formula="of:=[.C3]-[.G3]" office:value-type="float" office:value="0" calcext:value-type="float">
            <text:p>0.0000</text:p>
          </table:table-cell>
          <table:table-cell table:style-name="ce5" table:formula="of:=[.D3]-[.G3]" office:value-type="float" office:value="-1772.75400154675" calcext:value-type="float">
            <text:p>-1772.7540</text:p>
          </table:table-cell>
          <table:table-cell table:style-name="ce5" table:formula="of:=[.E3]-[.G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[.M3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355.457819684206" calcext:value-type="float">
            <text:p>355.4578</text:p>
          </table:table-cell>
          <table:table-cell table:style-name="ce5" table:formula="of:=[.$A$3]*SIN(RADIANS([.B4]-120))" office:value-type="float" office:value="-1923.55079474875" calcext:value-type="float">
            <text:p>-1923.5508</text:p>
          </table:table-cell>
          <table:table-cell table:style-name="ce5" table:formula="of:=[.$A$3]*SIN(RADIANS([.B4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4];[.D4];[.E4])+MAX([.C4];[.D4];[.E4]))/2" office:value-type="float" office:value="-177.728909842103" calcext:value-type="float">
            <text:p>-177.7289</text:p>
          </table:table-cell>
          <table:table-cell table:style-name="ce5" table:formula="of:=[.C4]-[.G4]" office:value-type="float" office:value="533.18672952631" calcext:value-type="float">
            <text:p>533.1867</text:p>
          </table:table-cell>
          <table:table-cell table:style-name="ce5" table:formula="of:=[.D4]-[.G4]" office:value-type="float" office:value="-1745.82188490665" calcext:value-type="float">
            <text:p>-1745.8219</text:p>
          </table:table-cell>
          <table:table-cell table:style-name="ce5" table:formula="of:=[.E4]-[.G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4]/2+127" office:value-type="float" office:value="304.728909842103" calcext:value-type="float">
            <text:p>305</text:p>
          </table:table-cell>
          <table:table-cell table:style-name="ce14" table:formula="of:=[.H4]/2+128" office:value-type="float" office:value="394.593364763155" calcext:value-type="float">
            <text:p>395</text:p>
          </table:table-cell>
          <table:table-cell table:formula="of:=[.M4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700.115233387644" calcext:value-type="float">
            <text:p>700.1152</text:p>
          </table:table-cell>
          <table:table-cell table:style-name="ce5" table:formula="of:=[.$A$3]*SIN(RADIANS([.B5]-120))" office:value-type="float" office:value="-2015.90147041599" calcext:value-type="float">
            <text:p>-2015.9015</text:p>
          </table:table-cell>
          <table:table-cell table:style-name="ce5" table:formula="of:=[.$A$3]*SIN(RADIANS([.B5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5];[.D5];[.E5])+MAX([.C5];[.D5];[.E5]))/2" office:value-type="float" office:value="-350.057616693822" calcext:value-type="float">
            <text:p>-350.0576</text:p>
          </table:table-cell>
          <table:table-cell table:style-name="ce5" table:formula="of:=[.C5]-[.G5]" office:value-type="float" office:value="1050.17285008147" calcext:value-type="float">
            <text:p>1050.1729</text:p>
          </table:table-cell>
          <table:table-cell table:style-name="ce5" table:formula="of:=[.D5]-[.G5]" office:value-type="float" office:value="-1665.84385372217" calcext:value-type="float">
            <text:p>-1665.8439</text:p>
          </table:table-cell>
          <table:table-cell table:style-name="ce5" table:formula="of:=[.E5]-[.G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5]/2+127" office:value-type="float" office:value="477.057616693822" calcext:value-type="float">
            <text:p>477</text:p>
          </table:table-cell>
          <table:table-cell table:style-name="ce14" table:formula="of:=[.H5]/2+128" office:value-type="float" office:value="653.086425040733" calcext:value-type="float">
            <text:p>653</text:p>
          </table:table-cell>
          <table:table-cell table:formula="of:=[.M5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023.5" calcext:value-type="float">
            <text:p>1023.5000</text:p>
          </table:table-cell>
          <table:table-cell table:style-name="ce5" table:formula="of:=[.$A$3]*SIN(RADIANS([.B6]-120))" office:value-type="float" office:value="-2047" calcext:value-type="float">
            <text:p>-2047.0000</text:p>
          </table:table-cell>
          <table:table-cell table:style-name="ce5" table:formula="of:=[.$A$3]*SIN(RADIANS([.B6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6];[.D6];[.E6])+MAX([.C6];[.D6];[.E6]))/2" office:value-type="float" office:value="-511.75" calcext:value-type="float">
            <text:p>-511.7500</text:p>
          </table:table-cell>
          <table:table-cell table:style-name="ce5" table:formula="of:=[.C6]-[.G6]" office:value-type="float" office:value="1535.25" calcext:value-type="float">
            <text:p>1535.2500</text:p>
          </table:table-cell>
          <table:table-cell table:style-name="ce5" table:formula="of:=[.D6]-[.G6]" office:value-type="float" office:value="-1535.25" calcext:value-type="float">
            <text:p>-1535.2500</text:p>
          </table:table-cell>
          <table:table-cell table:style-name="ce5" table:formula="of:=[.E6]-[.G6]" office:value-type="float" office:value="1535.25" calcext:value-type="float">
            <text:p>1535.2500</text:p>
          </table:table-cell>
          <table:table-cell table:style-name="ce5"/>
          <table:table-cell table:style-name="ce14" table:formula="of:=[.C6]/2+127" office:value-type="float" office:value="638.75" calcext:value-type="float">
            <text:p>639</text:p>
          </table:table-cell>
          <table:table-cell table:style-name="ce14" table:formula="of:=[.H6]/2+128" office:value-type="float" office:value="895.625" calcext:value-type="float">
            <text:p>896</text:p>
          </table:table-cell>
          <table:table-cell table:formula="of:=[.M6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1315.78623702835" calcext:value-type="float">
            <text:p>1315.7862</text:p>
          </table:table-cell>
          <table:table-cell table:style-name="ce5" table:formula="of:=[.$A$3]*SIN(RADIANS([.B7]-120))" office:value-type="float" office:value="-2015.90147041599" calcext:value-type="float">
            <text:p>-2015.9015</text:p>
          </table:table-cell>
          <table:table-cell table:style-name="ce5" table:formula="of:=[.$A$3]*SIN(RADIANS([.B7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7];[.D7];[.E7])+MAX([.C7];[.D7];[.E7]))/2" office:value-type="float" office:value="-350.057616693822" calcext:value-type="float">
            <text:p>-350.0576</text:p>
          </table:table-cell>
          <table:table-cell table:style-name="ce5" table:formula="of:=[.C7]-[.G7]" office:value-type="float" office:value="1665.84385372217" calcext:value-type="float">
            <text:p>1665.8439</text:p>
          </table:table-cell>
          <table:table-cell table:style-name="ce5" table:formula="of:=[.D7]-[.G7]" office:value-type="float" office:value="-1665.84385372217" calcext:value-type="float">
            <text:p>-1665.8439</text:p>
          </table:table-cell>
          <table:table-cell table:style-name="ce5" table:formula="of:=[.E7]-[.G7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7]/2+127" office:value-type="float" office:value="784.893118514173" calcext:value-type="float">
            <text:p>785</text:p>
          </table:table-cell>
          <table:table-cell table:style-name="ce14" table:formula="of:=[.H7]/2+128" office:value-type="float" office:value="960.921926861084" calcext:value-type="float">
            <text:p>961</text:p>
          </table:table-cell>
          <table:table-cell table:formula="of:=[.M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1568.09297506455" calcext:value-type="float">
            <text:p>1568.0930</text:p>
          </table:table-cell>
          <table:table-cell table:style-name="ce5" table:formula="of:=[.$A$3]*SIN(RADIANS([.B8]-120))" office:value-type="float" office:value="-1923.55079474875" calcext:value-type="float">
            <text:p>-1923.5508</text:p>
          </table:table-cell>
          <table:table-cell table:style-name="ce5" table:formula="of:=[.$A$3]*SIN(RADIANS([.B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8];[.D8];[.E8])+MAX([.C8];[.D8];[.E8]))/2" office:value-type="float" office:value="-177.728909842103" calcext:value-type="float">
            <text:p>-177.7289</text:p>
          </table:table-cell>
          <table:table-cell table:style-name="ce5" table:formula="of:=[.C8]-[.G8]" office:value-type="float" office:value="1745.82188490665" calcext:value-type="float">
            <text:p>1745.8219</text:p>
          </table:table-cell>
          <table:table-cell table:style-name="ce5" table:formula="of:=[.D8]-[.G8]" office:value-type="float" office:value="-1745.82188490665" calcext:value-type="float">
            <text:p>-1745.8219</text:p>
          </table:table-cell>
          <table:table-cell table:style-name="ce5" table:formula="of:=[.E8]-[.G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8]/2+127" office:value-type="float" office:value="911.046487532274" calcext:value-type="float">
            <text:p>911</text:p>
          </table:table-cell>
          <table:table-cell table:style-name="ce14" table:formula="of:=[.H8]/2+128" office:value-type="float" office:value="1000.91094245333" calcext:value-type="float">
            <text:p>1001</text:p>
          </table:table-cell>
          <table:table-cell table:formula="of:=[.M8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1772.75400154675" calcext:value-type="float">
            <text:p>1772.7540</text:p>
          </table:table-cell>
          <table:table-cell table:style-name="ce5" table:formula="of:=[.$A$3]*SIN(RADIANS([.B9]-120))" office:value-type="float" office:value="-1772.75400154675" calcext:value-type="float">
            <text:p>-1772.7540</text:p>
          </table:table-cell>
          <table:table-cell table:style-name="ce5" table:formula="of:=[.$A$3]*SIN(RADIANS([.B9]+120))" office:value-type="float" office:value="0.000000000000250685199785463" calcext:value-type="float">
            <text:p>0.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.0000</text:p>
          </table:table-cell>
          <table:table-cell table:style-name="ce5" table:formula="of:=[.C9]-[.G9]" office:value-type="float" office:value="1772.75400154675" calcext:value-type="float">
            <text:p>1772.7540</text:p>
          </table:table-cell>
          <table:table-cell table:style-name="ce5" table:formula="of:=[.D9]-[.G9]" office:value-type="float" office:value="-1772.75400154675" calcext:value-type="float">
            <text:p>-1772.7540</text:p>
          </table:table-cell>
          <table:table-cell table:style-name="ce5" table:formula="of:=[.E9]-[.G9]" office:value-type="float" office:value="0.000000000000250685199785463" calcext:value-type="float">
            <text:p>0.0000</text:p>
          </table:table-cell>
          <table:table-cell table:style-name="ce5"/>
          <table:table-cell table:style-name="ce14" table:formula="of:=[.C9]/2+127" office:value-type="float" office:value="1013.37700077337" calcext:value-type="float">
            <text:p>1013</text:p>
          </table:table-cell>
          <table:table-cell table:style-name="ce14" table:formula="of:=[.H9]/2+128" office:value-type="float" office:value="1014.37700077337" calcext:value-type="float">
            <text:p>1014</text:p>
          </table:table-cell>
          <table:table-cell table:formula="of:=[.M9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1923.55079474875" calcext:value-type="float">
            <text:p>1923.5508</text:p>
          </table:table-cell>
          <table:table-cell table:style-name="ce5" table:formula="of:=[.$A$3]*SIN(RADIANS([.B10]-120))" office:value-type="float" office:value="-1568.09297506455" calcext:value-type="float">
            <text:p>-1568.0930</text:p>
          </table:table-cell>
          <table:table-cell table:style-name="ce5" table:formula="of:=[.$A$3]*SIN(RADIANS([.B10]+120))" office:value-type="float" office:value="-355.457819684207" calcext:value-type="float">
            <text:p>-355.4578</text:p>
          </table:table-cell>
          <table:table-cell table:style-name="ce5"/>
          <table:table-cell table:style-name="ce9" table:formula="of:=(MIN([.C10];[.D10];[.E10])+MAX([.C10];[.D10];[.E10]))/2" office:value-type="float" office:value="177.728909842103" calcext:value-type="float">
            <text:p>177.7289</text:p>
          </table:table-cell>
          <table:table-cell table:style-name="ce5" table:formula="of:=[.C10]-[.G10]" office:value-type="float" office:value="1745.82188490665" calcext:value-type="float">
            <text:p>1745.8219</text:p>
          </table:table-cell>
          <table:table-cell table:style-name="ce5" table:formula="of:=[.D10]-[.G10]" office:value-type="float" office:value="-1745.82188490665" calcext:value-type="float">
            <text:p>-1745.8219</text:p>
          </table:table-cell>
          <table:table-cell table:style-name="ce5" table:formula="of:=[.E10]-[.G10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10]/2+127" office:value-type="float" office:value="1088.77539737438" calcext:value-type="float">
            <text:p>1089</text:p>
          </table:table-cell>
          <table:table-cell table:style-name="ce14" table:formula="of:=[.H10]/2+128" office:value-type="float" office:value="1000.91094245333" calcext:value-type="float">
            <text:p>1001</text:p>
          </table:table-cell>
          <table:table-cell table:formula="of:=[.M10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2015.90147041599" calcext:value-type="float">
            <text:p>2015.9015</text:p>
          </table:table-cell>
          <table:table-cell table:style-name="ce5" table:formula="of:=[.$A$3]*SIN(RADIANS([.B11]-120))" office:value-type="float" office:value="-1315.78623702835" calcext:value-type="float">
            <text:p>-1315.7862</text:p>
          </table:table-cell>
          <table:table-cell table:style-name="ce5" table:formula="of:=[.$A$3]*SIN(RADIANS([.B11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11];[.D11];[.E11])+MAX([.C11];[.D11];[.E11]))/2" office:value-type="float" office:value="350.057616693822" calcext:value-type="float">
            <text:p>350.0576</text:p>
          </table:table-cell>
          <table:table-cell table:style-name="ce5" table:formula="of:=[.C11]-[.G11]" office:value-type="float" office:value="1665.84385372217" calcext:value-type="float">
            <text:p>1665.8439</text:p>
          </table:table-cell>
          <table:table-cell table:style-name="ce5" table:formula="of:=[.D11]-[.G11]" office:value-type="float" office:value="-1665.84385372217" calcext:value-type="float">
            <text:p>-1665.8439</text:p>
          </table:table-cell>
          <table:table-cell table:style-name="ce5" table:formula="of:=[.E11]-[.G11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11]/2+127" office:value-type="float" office:value="1134.950735208" calcext:value-type="float">
            <text:p>1135</text:p>
          </table:table-cell>
          <table:table-cell table:style-name="ce14" table:formula="of:=[.H11]/2+128" office:value-type="float" office:value="960.921926861084" calcext:value-type="float">
            <text:p>961</text:p>
          </table:table-cell>
          <table:table-cell table:formula="of:=[.M11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2047" calcext:value-type="float">
            <text:p>2047.0000</text:p>
          </table:table-cell>
          <table:table-cell table:style-name="ce5" table:formula="of:=[.$A$3]*SIN(RADIANS([.B12]-120))" office:value-type="float" office:value="-1023.5" calcext:value-type="float">
            <text:p>-1023.5000</text:p>
          </table:table-cell>
          <table:table-cell table:style-name="ce5" table:formula="of:=[.$A$3]*SIN(RADIANS([.B12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12];[.D12];[.E12])+MAX([.C12];[.D12];[.E12]))/2" office:value-type="float" office:value="511.75" calcext:value-type="float">
            <text:p>511.7500</text:p>
          </table:table-cell>
          <table:table-cell table:style-name="ce5" table:formula="of:=[.C12]-[.G12]" office:value-type="float" office:value="1535.25" calcext:value-type="float">
            <text:p>1535.2500</text:p>
          </table:table-cell>
          <table:table-cell table:style-name="ce5" table:formula="of:=[.D12]-[.G12]" office:value-type="float" office:value="-1535.25" calcext:value-type="float">
            <text:p>-1535.2500</text:p>
          </table:table-cell>
          <table:table-cell table:style-name="ce5" table:formula="of:=[.E12]-[.G12]" office:value-type="float" office:value="-1535.25" calcext:value-type="float">
            <text:p>-1535.2500</text:p>
          </table:table-cell>
          <table:table-cell table:style-name="ce5"/>
          <table:table-cell table:style-name="ce14" table:formula="of:=[.C12]/2+127" office:value-type="float" office:value="1150.5" calcext:value-type="float">
            <text:p>1151</text:p>
          </table:table-cell>
          <table:table-cell table:style-name="ce14" table:formula="of:=[.H12]/2+128" office:value-type="float" office:value="895.625" calcext:value-type="float">
            <text:p>896</text:p>
          </table:table-cell>
          <table:table-cell table:formula="of:=[.M12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2015.90147041599" calcext:value-type="float">
            <text:p>2015.9015</text:p>
          </table:table-cell>
          <table:table-cell table:style-name="ce5" table:formula="of:=[.$A$3]*SIN(RADIANS([.B13]-120))" office:value-type="float" office:value="-700.115233387644" calcext:value-type="float">
            <text:p>-700.1152</text:p>
          </table:table-cell>
          <table:table-cell table:style-name="ce5" table:formula="of:=[.$A$3]*SIN(RADIANS([.B1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13];[.D13];[.E13])+MAX([.C13];[.D13];[.E13]))/2" office:value-type="float" office:value="350.057616693822" calcext:value-type="float">
            <text:p>350.0576</text:p>
          </table:table-cell>
          <table:table-cell table:style-name="ce5" table:formula="of:=[.C13]-[.G13]" office:value-type="float" office:value="1665.84385372217" calcext:value-type="float">
            <text:p>1665.8439</text:p>
          </table:table-cell>
          <table:table-cell table:style-name="ce5" table:formula="of:=[.D13]-[.G13]" office:value-type="float" office:value="-1050.17285008147" calcext:value-type="float">
            <text:p>-1050.1729</text:p>
          </table:table-cell>
          <table:table-cell table:style-name="ce5" table:formula="of:=[.E13]-[.G1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3]/2+127" office:value-type="float" office:value="1134.950735208" calcext:value-type="float">
            <text:p>1135</text:p>
          </table:table-cell>
          <table:table-cell table:style-name="ce14" table:formula="of:=[.H13]/2+128" office:value-type="float" office:value="960.921926861084" calcext:value-type="float">
            <text:p>961</text:p>
          </table:table-cell>
          <table:table-cell table:formula="of:=[.M13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1923.55079474875" calcext:value-type="float">
            <text:p>1923.5508</text:p>
          </table:table-cell>
          <table:table-cell table:style-name="ce5" table:formula="of:=[.$A$3]*SIN(RADIANS([.B14]-120))" office:value-type="float" office:value="-355.457819684206" calcext:value-type="float">
            <text:p>-355.4578</text:p>
          </table:table-cell>
          <table:table-cell table:style-name="ce5" table:formula="of:=[.$A$3]*SIN(RADIANS([.B14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14];[.D14];[.E14])+MAX([.C14];[.D14];[.E14]))/2" office:value-type="float" office:value="177.728909842103" calcext:value-type="float">
            <text:p>177.7289</text:p>
          </table:table-cell>
          <table:table-cell table:style-name="ce5" table:formula="of:=[.C14]-[.G14]" office:value-type="float" office:value="1745.82188490665" calcext:value-type="float">
            <text:p>1745.8219</text:p>
          </table:table-cell>
          <table:table-cell table:style-name="ce5" table:formula="of:=[.D14]-[.G14]" office:value-type="float" office:value="-533.18672952631" calcext:value-type="float">
            <text:p>-533.1867</text:p>
          </table:table-cell>
          <table:table-cell table:style-name="ce5" table:formula="of:=[.E14]-[.G14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4]/2+127" office:value-type="float" office:value="1088.77539737438" calcext:value-type="float">
            <text:p>1089</text:p>
          </table:table-cell>
          <table:table-cell table:style-name="ce14" table:formula="of:=[.H14]/2+128" office:value-type="float" office:value="1000.91094245333" calcext:value-type="float">
            <text:p>1001</text:p>
          </table:table-cell>
          <table:table-cell table:formula="of:=[.M14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1772.75400154675" calcext:value-type="float">
            <text:p>1772.7540</text:p>
          </table:table-cell>
          <table:table-cell table:style-name="ce5" table:formula="of:=[.$A$3]*SIN(RADIANS([.B15]-120))" office:value-type="float" office:value="0" calcext:value-type="float">
            <text:p>0.0000</text:p>
          </table:table-cell>
          <table:table-cell table:style-name="ce5" table:formula="of:=[.$A$3]*SIN(RADIANS([.B15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.0000</text:p>
          </table:table-cell>
          <table:table-cell table:style-name="ce11" table:formula="of:=[.C15]-[.G15]" office:value-type="float" office:value="1772.75400154675" calcext:value-type="float">
            <text:p>1772.7540</text:p>
          </table:table-cell>
          <table:table-cell table:style-name="ce5" table:formula="of:=[.D15]-[.G15]" office:value-type="float" office:value="0" calcext:value-type="float">
            <text:p>0.0000</text:p>
          </table:table-cell>
          <table:table-cell table:style-name="ce5" table:formula="of:=[.E15]-[.G15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15]/2+127" office:value-type="float" office:value="1013.37700077337" calcext:value-type="float">
            <text:p>1013</text:p>
          </table:table-cell>
          <table:table-cell table:style-name="ce14" table:formula="of:=[.H15]/2+128" office:value-type="float" office:value="1014.37700077337" calcext:value-type="float">
            <text:p>1014</text:p>
          </table:table-cell>
          <table:table-cell table:formula="of:=[.M15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1568.09297506455" calcext:value-type="float">
            <text:p>1568.0930</text:p>
          </table:table-cell>
          <table:table-cell table:style-name="ce5" table:formula="of:=[.$A$3]*SIN(RADIANS([.B16]-120))" office:value-type="float" office:value="355.457819684206" calcext:value-type="float">
            <text:p>355.4578</text:p>
          </table:table-cell>
          <table:table-cell table:style-name="ce5" table:formula="of:=[.$A$3]*SIN(RADIANS([.B16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16];[.D16];[.E16])+MAX([.C16];[.D16];[.E16]))/2" office:value-type="float" office:value="-177.728909842103" calcext:value-type="float">
            <text:p>-177.7289</text:p>
          </table:table-cell>
          <table:table-cell table:style-name="ce5" table:formula="of:=[.C16]-[.G16]" office:value-type="float" office:value="1745.82188490665" calcext:value-type="float">
            <text:p>1745.8219</text:p>
          </table:table-cell>
          <table:table-cell table:style-name="ce5" table:formula="of:=[.D16]-[.G16]" office:value-type="float" office:value="533.18672952631" calcext:value-type="float">
            <text:p>533.1867</text:p>
          </table:table-cell>
          <table:table-cell table:style-name="ce5" table:formula="of:=[.E16]-[.G16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6]/2+127" office:value-type="float" office:value="911.046487532274" calcext:value-type="float">
            <text:p>911</text:p>
          </table:table-cell>
          <table:table-cell table:style-name="ce14" table:formula="of:=[.H16]/2+128" office:value-type="float" office:value="1000.91094245333" calcext:value-type="float">
            <text:p>1001</text:p>
          </table:table-cell>
          <table:table-cell table:formula="of:=[.M16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1315.78623702835" calcext:value-type="float">
            <text:p>1315.7862</text:p>
          </table:table-cell>
          <table:table-cell table:style-name="ce5" table:formula="of:=[.$A$3]*SIN(RADIANS([.B17]-120))" office:value-type="float" office:value="700.115233387644" calcext:value-type="float">
            <text:p>700.1152</text:p>
          </table:table-cell>
          <table:table-cell table:style-name="ce5" table:formula="of:=[.$A$3]*SIN(RADIANS([.B17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7];[.D17];[.E17])+MAX([.C17];[.D17];[.E17]))/2" office:value-type="float" office:value="-350.057616693822" calcext:value-type="float">
            <text:p>-350.0576</text:p>
          </table:table-cell>
          <table:table-cell table:style-name="ce5" table:formula="of:=[.C17]-[.G17]" office:value-type="float" office:value="1665.84385372217" calcext:value-type="float">
            <text:p>1665.8439</text:p>
          </table:table-cell>
          <table:table-cell table:style-name="ce5" table:formula="of:=[.D17]-[.G17]" office:value-type="float" office:value="1050.17285008147" calcext:value-type="float">
            <text:p>1050.1729</text:p>
          </table:table-cell>
          <table:table-cell table:style-name="ce5" table:formula="of:=[.E17]-[.G17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7]/2+127" office:value-type="float" office:value="784.893118514173" calcext:value-type="float">
            <text:p>785</text:p>
          </table:table-cell>
          <table:table-cell table:style-name="ce14" table:formula="of:=[.H17]/2+128" office:value-type="float" office:value="960.921926861084" calcext:value-type="float">
            <text:p>961</text:p>
          </table:table-cell>
          <table:table-cell table:formula="of:=[.M1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023.5" calcext:value-type="float">
            <text:p>1023.5000</text:p>
          </table:table-cell>
          <table:table-cell table:style-name="ce5" table:formula="of:=[.$A$3]*SIN(RADIANS([.B18]-120))" office:value-type="float" office:value="1023.5" calcext:value-type="float">
            <text:p>1023.5000</text:p>
          </table:table-cell>
          <table:table-cell table:style-name="ce5" table:formula="of:=[.$A$3]*SIN(RADIANS([.B18]+120))" office:value-type="float" office:value="-2047" calcext:value-type="float">
            <text:p>-2047.0000</text:p>
          </table:table-cell>
          <table:table-cell table:style-name="ce5"/>
          <table:table-cell table:style-name="ce9" table:formula="of:=(MIN([.C18];[.D18];[.E18])+MAX([.C18];[.D18];[.E18]))/2" office:value-type="float" office:value="-511.75" calcext:value-type="float">
            <text:p>-511.7500</text:p>
          </table:table-cell>
          <table:table-cell table:style-name="ce5" table:formula="of:=[.C18]-[.G18]" office:value-type="float" office:value="1535.25" calcext:value-type="float">
            <text:p>1535.2500</text:p>
          </table:table-cell>
          <table:table-cell table:style-name="ce5" table:formula="of:=[.D18]-[.G18]" office:value-type="float" office:value="1535.25" calcext:value-type="float">
            <text:p>1535.2500</text:p>
          </table:table-cell>
          <table:table-cell table:style-name="ce5" table:formula="of:=[.E18]-[.G18]" office:value-type="float" office:value="-1535.25" calcext:value-type="float">
            <text:p>-1535.2500</text:p>
          </table:table-cell>
          <table:table-cell table:style-name="ce5"/>
          <table:table-cell table:style-name="ce14" table:formula="of:=[.C18]/2+127" office:value-type="float" office:value="638.75" calcext:value-type="float">
            <text:p>639</text:p>
          </table:table-cell>
          <table:table-cell table:style-name="ce14" table:formula="of:=[.H18]/2+128" office:value-type="float" office:value="895.625" calcext:value-type="float">
            <text:p>896</text:p>
          </table:table-cell>
          <table:table-cell table:formula="of:=[.M18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700.115233387644" calcext:value-type="float">
            <text:p>700.1152</text:p>
          </table:table-cell>
          <table:table-cell table:style-name="ce5" table:formula="of:=[.$A$3]*SIN(RADIANS([.B19]-120))" office:value-type="float" office:value="1315.78623702835" calcext:value-type="float">
            <text:p>1315.7862</text:p>
          </table:table-cell>
          <table:table-cell table:style-name="ce5" table:formula="of:=[.$A$3]*SIN(RADIANS([.B19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9];[.D19];[.E19])+MAX([.C19];[.D19];[.E19]))/2" office:value-type="float" office:value="-350.057616693822" calcext:value-type="float">
            <text:p>-350.0576</text:p>
          </table:table-cell>
          <table:table-cell table:style-name="ce5" table:formula="of:=[.C19]-[.G19]" office:value-type="float" office:value="1050.17285008147" calcext:value-type="float">
            <text:p>1050.1729</text:p>
          </table:table-cell>
          <table:table-cell table:style-name="ce5" table:formula="of:=[.D19]-[.G19]" office:value-type="float" office:value="1665.84385372217" calcext:value-type="float">
            <text:p>1665.8439</text:p>
          </table:table-cell>
          <table:table-cell table:style-name="ce5" table:formula="of:=[.E19]-[.G19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9]/2+127" office:value-type="float" office:value="477.057616693822" calcext:value-type="float">
            <text:p>477</text:p>
          </table:table-cell>
          <table:table-cell table:style-name="ce14" table:formula="of:=[.H19]/2+128" office:value-type="float" office:value="653.086425040733" calcext:value-type="float">
            <text:p>653</text:p>
          </table:table-cell>
          <table:table-cell table:formula="of:=[.M19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355.457819684206" calcext:value-type="float">
            <text:p>355.4578</text:p>
          </table:table-cell>
          <table:table-cell table:style-name="ce5" table:formula="of:=[.$A$3]*SIN(RADIANS([.B20]-120))" office:value-type="float" office:value="1568.09297506455" calcext:value-type="float">
            <text:p>1568.0930</text:p>
          </table:table-cell>
          <table:table-cell table:style-name="ce5" table:formula="of:=[.$A$3]*SIN(RADIANS([.B20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20];[.D20];[.E20])+MAX([.C20];[.D20];[.E20]))/2" office:value-type="float" office:value="-177.728909842103" calcext:value-type="float">
            <text:p>-177.7289</text:p>
          </table:table-cell>
          <table:table-cell table:style-name="ce5" table:formula="of:=[.C20]-[.G20]" office:value-type="float" office:value="533.186729526309" calcext:value-type="float">
            <text:p>533.1867</text:p>
          </table:table-cell>
          <table:table-cell table:style-name="ce5" table:formula="of:=[.D20]-[.G20]" office:value-type="float" office:value="1745.82188490665" calcext:value-type="float">
            <text:p>1745.8219</text:p>
          </table:table-cell>
          <table:table-cell table:style-name="ce5" table:formula="of:=[.E20]-[.G20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0]/2+127" office:value-type="float" office:value="304.728909842103" calcext:value-type="float">
            <text:p>305</text:p>
          </table:table-cell>
          <table:table-cell table:style-name="ce14" table:formula="of:=[.H20]/2+128" office:value-type="float" office:value="394.593364763155" calcext:value-type="float">
            <text:p>395</text:p>
          </table:table-cell>
          <table:table-cell table:formula="of:=[.M20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250685199785463" calcext:value-type="float">
            <text:p>0.0000</text:p>
          </table:table-cell>
          <table:table-cell table:style-name="ce5" table:formula="of:=[.$A$3]*SIN(RADIANS([.B21]-120))" office:value-type="float" office:value="1772.75400154675" calcext:value-type="float">
            <text:p>1772.7540</text:p>
          </table:table-cell>
          <table:table-cell table:style-name="ce5" table:formula="of:=[.$A$3]*SIN(RADIANS([.B21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.0000</text:p>
          </table:table-cell>
          <table:table-cell table:style-name="ce5" table:formula="of:=[.C21]-[.G21]" office:value-type="float" office:value="0.000000000000250685199785463" calcext:value-type="float">
            <text:p>0.0000</text:p>
          </table:table-cell>
          <table:table-cell table:style-name="ce5" table:formula="of:=[.D21]-[.G21]" office:value-type="float" office:value="1772.75400154675" calcext:value-type="float">
            <text:p>1772.7540</text:p>
          </table:table-cell>
          <table:table-cell table:style-name="ce5" table:formula="of:=[.E21]-[.G21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[.M21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355.457819684207" calcext:value-type="float">
            <text:p>-355.4578</text:p>
          </table:table-cell>
          <table:table-cell table:style-name="ce5" table:formula="of:=[.$A$3]*SIN(RADIANS([.B22]-120))" office:value-type="float" office:value="1923.55079474875" calcext:value-type="float">
            <text:p>1923.5508</text:p>
          </table:table-cell>
          <table:table-cell table:style-name="ce5" table:formula="of:=[.$A$3]*SIN(RADIANS([.B22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22];[.D22];[.E22])+MAX([.C22];[.D22];[.E22]))/2" office:value-type="float" office:value="177.728909842103" calcext:value-type="float">
            <text:p>177.7289</text:p>
          </table:table-cell>
          <table:table-cell table:style-name="ce5" table:formula="of:=[.C22]-[.G22]" office:value-type="float" office:value="-533.18672952631" calcext:value-type="float">
            <text:p>-533.1867</text:p>
          </table:table-cell>
          <table:table-cell table:style-name="ce5" table:formula="of:=[.D22]-[.G22]" office:value-type="float" office:value="1745.82188490665" calcext:value-type="float">
            <text:p>1745.8219</text:p>
          </table:table-cell>
          <table:table-cell table:style-name="ce5" table:formula="of:=[.E22]-[.G22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2]/2+127" office:value-type="float" office:value="-50.7289098421034" calcext:value-type="float">
            <text:p>-51</text:p>
          </table:table-cell>
          <table:table-cell table:style-name="ce14" table:formula="of:=[.H22]/2+128" office:value-type="float" office:value="-138.593364763155" calcext:value-type="float">
            <text:p>-139</text:p>
          </table:table-cell>
          <table:table-cell table:formula="of:=[.M22]+([.$A$3]/2)" office:value-type="float" office:value="884.906635236845" calcext:value-type="float">
            <text:p>885</text:p>
          </table:table-cell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700.115233387644" calcext:value-type="float">
            <text:p>-700.1152</text:p>
          </table:table-cell>
          <table:table-cell table:style-name="ce5" table:formula="of:=[.$A$3]*SIN(RADIANS([.B23]-120))" office:value-type="float" office:value="2015.90147041599" calcext:value-type="float">
            <text:p>2015.9015</text:p>
          </table:table-cell>
          <table:table-cell table:style-name="ce5" table:formula="of:=[.$A$3]*SIN(RADIANS([.B2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23];[.D23];[.E23])+MAX([.C23];[.D23];[.E23]))/2" office:value-type="float" office:value="350.057616693822" calcext:value-type="float">
            <text:p>350.0576</text:p>
          </table:table-cell>
          <table:table-cell table:style-name="ce5" table:formula="of:=[.C23]-[.G23]" office:value-type="float" office:value="-1050.17285008147" calcext:value-type="float">
            <text:p>-1050.1729</text:p>
          </table:table-cell>
          <table:table-cell table:style-name="ce5" table:formula="of:=[.D23]-[.G23]" office:value-type="float" office:value="1665.84385372217" calcext:value-type="float">
            <text:p>1665.8439</text:p>
          </table:table-cell>
          <table:table-cell table:style-name="ce5" table:formula="of:=[.E23]-[.G2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23]/2+127" office:value-type="float" office:value="-223.057616693822" calcext:value-type="float">
            <text:p>-223</text:p>
          </table:table-cell>
          <table:table-cell table:style-name="ce14" table:formula="of:=[.H23]/2+128" office:value-type="float" office:value="-397.086425040733" calcext:value-type="float">
            <text:p>-397</text:p>
          </table:table-cell>
          <table:table-cell table:formula="of:=[.M23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023.5" calcext:value-type="float">
            <text:p>-1023.5000</text:p>
          </table:table-cell>
          <table:table-cell table:style-name="ce5" table:formula="of:=[.$A$3]*SIN(RADIANS([.B24]-120))" office:value-type="float" office:value="2047" calcext:value-type="float">
            <text:p>2047.0000</text:p>
          </table:table-cell>
          <table:table-cell table:style-name="ce5" table:formula="of:=[.$A$3]*SIN(RADIANS([.B24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24];[.D24];[.E24])+MAX([.C24];[.D24];[.E24]))/2" office:value-type="float" office:value="511.75" calcext:value-type="float">
            <text:p>511.7500</text:p>
          </table:table-cell>
          <table:table-cell table:style-name="ce5" table:formula="of:=[.C24]-[.G24]" office:value-type="float" office:value="-1535.25" calcext:value-type="float">
            <text:p>-1535.2500</text:p>
          </table:table-cell>
          <table:table-cell table:style-name="ce5" table:formula="of:=[.D24]-[.G24]" office:value-type="float" office:value="1535.25" calcext:value-type="float">
            <text:p>1535.2500</text:p>
          </table:table-cell>
          <table:table-cell table:style-name="ce5" table:formula="of:=[.E24]-[.G24]" office:value-type="float" office:value="-1535.25" calcext:value-type="float">
            <text:p>-1535.2500</text:p>
          </table:table-cell>
          <table:table-cell table:style-name="ce5"/>
          <table:table-cell table:style-name="ce14" table:formula="of:=[.C24]/2+127" office:value-type="float" office:value="-384.75" calcext:value-type="float">
            <text:p>-385</text:p>
          </table:table-cell>
          <table:table-cell table:style-name="ce14" table:formula="of:=[.H24]/2+128" office:value-type="float" office:value="-639.625" calcext:value-type="float">
            <text:p>-640</text:p>
          </table:table-cell>
          <table:table-cell table:formula="of:=[.M24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1315.78623702835" calcext:value-type="float">
            <text:p>-1315.7862</text:p>
          </table:table-cell>
          <table:table-cell table:style-name="ce5" table:formula="of:=[.$A$3]*SIN(RADIANS([.B25]-120))" office:value-type="float" office:value="2015.90147041599" calcext:value-type="float">
            <text:p>2015.9015</text:p>
          </table:table-cell>
          <table:table-cell table:style-name="ce5" table:formula="of:=[.$A$3]*SIN(RADIANS([.B25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25];[.D25];[.E25])+MAX([.C25];[.D25];[.E25]))/2" office:value-type="float" office:value="350.057616693822" calcext:value-type="float">
            <text:p>350.0576</text:p>
          </table:table-cell>
          <table:table-cell table:style-name="ce5" table:formula="of:=[.C25]-[.G25]" office:value-type="float" office:value="-1665.84385372217" calcext:value-type="float">
            <text:p>-1665.8439</text:p>
          </table:table-cell>
          <table:table-cell table:style-name="ce5" table:formula="of:=[.D25]-[.G25]" office:value-type="float" office:value="1665.84385372217" calcext:value-type="float">
            <text:p>1665.8439</text:p>
          </table:table-cell>
          <table:table-cell table:style-name="ce5" table:formula="of:=[.E25]-[.G25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25]/2+127" office:value-type="float" office:value="-530.893118514173" calcext:value-type="float">
            <text:p>-531</text:p>
          </table:table-cell>
          <table:table-cell table:style-name="ce14" table:formula="of:=[.H25]/2+128" office:value-type="float" office:value="-704.921926861084" calcext:value-type="float">
            <text:p>-705</text:p>
          </table:table-cell>
          <table:table-cell table:formula="of:=[.M2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1568.09297506455" calcext:value-type="float">
            <text:p>-1568.0930</text:p>
          </table:table-cell>
          <table:table-cell table:style-name="ce5" table:formula="of:=[.$A$3]*SIN(RADIANS([.B26]-120))" office:value-type="float" office:value="1923.55079474875" calcext:value-type="float">
            <text:p>1923.5508</text:p>
          </table:table-cell>
          <table:table-cell table:style-name="ce5" table:formula="of:=[.$A$3]*SIN(RADIANS([.B26]+120))" office:value-type="float" office:value="-355.457819684206" calcext:value-type="float">
            <text:p>-355.4578</text:p>
          </table:table-cell>
          <table:table-cell table:style-name="ce5"/>
          <table:table-cell table:style-name="ce9" table:formula="of:=(MIN([.C26];[.D26];[.E26])+MAX([.C26];[.D26];[.E26]))/2" office:value-type="float" office:value="177.728909842103" calcext:value-type="float">
            <text:p>177.7289</text:p>
          </table:table-cell>
          <table:table-cell table:style-name="ce5" table:formula="of:=[.C26]-[.G26]" office:value-type="float" office:value="-1745.82188490665" calcext:value-type="float">
            <text:p>-1745.8219</text:p>
          </table:table-cell>
          <table:table-cell table:style-name="ce5" table:formula="of:=[.D26]-[.G26]" office:value-type="float" office:value="1745.82188490665" calcext:value-type="float">
            <text:p>1745.8219</text:p>
          </table:table-cell>
          <table:table-cell table:style-name="ce5" table:formula="of:=[.E26]-[.G26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26]/2+127" office:value-type="float" office:value="-657.046487532274" calcext:value-type="float">
            <text:p>-657</text:p>
          </table:table-cell>
          <table:table-cell table:style-name="ce14" table:formula="of:=[.H26]/2+128" office:value-type="float" office:value="-744.910942453326" calcext:value-type="float">
            <text:p>-745</text:p>
          </table:table-cell>
          <table:table-cell table:formula="of:=[.M26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1772.75400154675" calcext:value-type="float">
            <text:p>-1772.7540</text:p>
          </table:table-cell>
          <table:table-cell table:style-name="ce5" table:formula="of:=[.$A$3]*SIN(RADIANS([.B27]-120))" office:value-type="float" office:value="1772.75400154675" calcext:value-type="float">
            <text:p>1772.7540</text:p>
          </table:table-cell>
          <table:table-cell table:style-name="ce5" table:formula="of:=[.$A$3]*SIN(RADIANS([.B27]+120))" office:value-type="float" office:value="-0.000000000000501370399570926" calcext:value-type="float">
            <text:p>0.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.0000</text:p>
          </table:table-cell>
          <table:table-cell table:style-name="ce5" table:formula="of:=[.C27]-[.G27]" office:value-type="float" office:value="-1772.75400154675" calcext:value-type="float">
            <text:p>-1772.7540</text:p>
          </table:table-cell>
          <table:table-cell table:style-name="ce5" table:formula="of:=[.D27]-[.G27]" office:value-type="float" office:value="1772.75400154675" calcext:value-type="float">
            <text:p>1772.7540</text:p>
          </table:table-cell>
          <table:table-cell table:style-name="ce5" table:formula="of:=[.E27]-[.G27]" office:value-type="float" office:value="-0.000000000000501370399570926" calcext:value-type="float">
            <text:p>0.0000</text:p>
          </table:table-cell>
          <table:table-cell table:style-name="ce5"/>
          <table:table-cell table:style-name="ce14" table:formula="of:=[.C27]/2+127" office:value-type="float" office:value="-759.377000773373" calcext:value-type="float">
            <text:p>-759</text:p>
          </table:table-cell>
          <table:table-cell table:style-name="ce14" table:formula="of:=[.H27]/2+128" office:value-type="float" office:value="-758.377000773373" calcext:value-type="float">
            <text:p>-758</text:p>
          </table:table-cell>
          <table:table-cell table:formula="of:=[.M27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1923.55079474875" calcext:value-type="float">
            <text:p>-1923.5508</text:p>
          </table:table-cell>
          <table:table-cell table:style-name="ce5" table:formula="of:=[.$A$3]*SIN(RADIANS([.B28]-120))" office:value-type="float" office:value="1568.09297506455" calcext:value-type="float">
            <text:p>1568.0930</text:p>
          </table:table-cell>
          <table:table-cell table:style-name="ce5" table:formula="of:=[.$A$3]*SIN(RADIANS([.B2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28];[.D28];[.E28])+MAX([.C28];[.D28];[.E28]))/2" office:value-type="float" office:value="-177.728909842103" calcext:value-type="float">
            <text:p>-177.7289</text:p>
          </table:table-cell>
          <table:table-cell table:style-name="ce5" table:formula="of:=[.C28]-[.G28]" office:value-type="float" office:value="-1745.82188490665" calcext:value-type="float">
            <text:p>-1745.8219</text:p>
          </table:table-cell>
          <table:table-cell table:style-name="ce5" table:formula="of:=[.D28]-[.G28]" office:value-type="float" office:value="1745.82188490665" calcext:value-type="float">
            <text:p>1745.8219</text:p>
          </table:table-cell>
          <table:table-cell table:style-name="ce5" table:formula="of:=[.E28]-[.G2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28]/2+127" office:value-type="float" office:value="-834.775397374377" calcext:value-type="float">
            <text:p>-835</text:p>
          </table:table-cell>
          <table:table-cell table:style-name="ce14" table:formula="of:=[.H28]/2+128" office:value-type="float" office:value="-744.910942453326" calcext:value-type="float">
            <text:p>-745</text:p>
          </table:table-cell>
          <table:table-cell table:formula="of:=[.M28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2015.90147041599" calcext:value-type="float">
            <text:p>-2015.9015</text:p>
          </table:table-cell>
          <table:table-cell table:style-name="ce5" table:formula="of:=[.$A$3]*SIN(RADIANS([.B29]-120))" office:value-type="float" office:value="1315.78623702835" calcext:value-type="float">
            <text:p>1315.7862</text:p>
          </table:table-cell>
          <table:table-cell table:style-name="ce5" table:formula="of:=[.$A$3]*SIN(RADIANS([.B29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29];[.D29];[.E29])+MAX([.C29];[.D29];[.E29]))/2" office:value-type="float" office:value="-350.057616693822" calcext:value-type="float">
            <text:p>-350.0576</text:p>
          </table:table-cell>
          <table:table-cell table:style-name="ce5" table:formula="of:=[.C29]-[.G29]" office:value-type="float" office:value="-1665.84385372217" calcext:value-type="float">
            <text:p>-1665.8439</text:p>
          </table:table-cell>
          <table:table-cell table:style-name="ce5" table:formula="of:=[.D29]-[.G29]" office:value-type="float" office:value="1665.84385372217" calcext:value-type="float">
            <text:p>1665.8439</text:p>
          </table:table-cell>
          <table:table-cell table:style-name="ce5" table:formula="of:=[.E29]-[.G29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29]/2+127" office:value-type="float" office:value="-880.950735207995" calcext:value-type="float">
            <text:p>-881</text:p>
          </table:table-cell>
          <table:table-cell table:style-name="ce14" table:formula="of:=[.H29]/2+128" office:value-type="float" office:value="-704.921926861084" calcext:value-type="float">
            <text:p>-705</text:p>
          </table:table-cell>
          <table:table-cell table:formula="of:=[.M29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2047" calcext:value-type="float">
            <text:p>-2047.0000</text:p>
          </table:table-cell>
          <table:table-cell table:style-name="ce5" table:formula="of:=[.$A$3]*SIN(RADIANS([.B30]-120))" office:value-type="float" office:value="1023.5" calcext:value-type="float">
            <text:p>1023.5000</text:p>
          </table:table-cell>
          <table:table-cell table:style-name="ce5" table:formula="of:=[.$A$3]*SIN(RADIANS([.B30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30];[.D30];[.E30])+MAX([.C30];[.D30];[.E30]))/2" office:value-type="float" office:value="-511.75" calcext:value-type="float">
            <text:p>-511.7500</text:p>
          </table:table-cell>
          <table:table-cell table:style-name="ce5" table:formula="of:=[.C30]-[.G30]" office:value-type="float" office:value="-1535.25" calcext:value-type="float">
            <text:p>-1535.2500</text:p>
          </table:table-cell>
          <table:table-cell table:style-name="ce5" table:formula="of:=[.D30]-[.G30]" office:value-type="float" office:value="1535.25" calcext:value-type="float">
            <text:p>1535.2500</text:p>
          </table:table-cell>
          <table:table-cell table:style-name="ce5" table:formula="of:=[.E30]-[.G30]" office:value-type="float" office:value="1535.25" calcext:value-type="float">
            <text:p>1535.2500</text:p>
          </table:table-cell>
          <table:table-cell table:style-name="ce5"/>
          <table:table-cell table:style-name="ce14" table:formula="of:=[.C30]/2+127" office:value-type="float" office:value="-896.5" calcext:value-type="float">
            <text:p>-897</text:p>
          </table:table-cell>
          <table:table-cell table:style-name="ce14" table:formula="of:=[.H30]/2+128" office:value-type="float" office:value="-639.625" calcext:value-type="float">
            <text:p>-640</text:p>
          </table:table-cell>
          <table:table-cell table:formula="of:=[.M30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2015.90147041599" calcext:value-type="float">
            <text:p>-2015.9015</text:p>
          </table:table-cell>
          <table:table-cell table:style-name="ce5" table:formula="of:=[.$A$3]*SIN(RADIANS([.B31]-120))" office:value-type="float" office:value="700.115233387644" calcext:value-type="float">
            <text:p>700.1152</text:p>
          </table:table-cell>
          <table:table-cell table:style-name="ce5" table:formula="of:=[.$A$3]*SIN(RADIANS([.B31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31];[.D31];[.E31])+MAX([.C31];[.D31];[.E31]))/2" office:value-type="float" office:value="-350.057616693822" calcext:value-type="float">
            <text:p>-350.0576</text:p>
          </table:table-cell>
          <table:table-cell table:style-name="ce5" table:formula="of:=[.C31]-[.G31]" office:value-type="float" office:value="-1665.84385372217" calcext:value-type="float">
            <text:p>-1665.8439</text:p>
          </table:table-cell>
          <table:table-cell table:style-name="ce5" table:formula="of:=[.D31]-[.G31]" office:value-type="float" office:value="1050.17285008147" calcext:value-type="float">
            <text:p>1050.1729</text:p>
          </table:table-cell>
          <table:table-cell table:style-name="ce5" table:formula="of:=[.E31]-[.G31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1]/2+127" office:value-type="float" office:value="-880.950735207995" calcext:value-type="float">
            <text:p>-881</text:p>
          </table:table-cell>
          <table:table-cell table:style-name="ce14" table:formula="of:=[.H31]/2+128" office:value-type="float" office:value="-704.921926861084" calcext:value-type="float">
            <text:p>-705</text:p>
          </table:table-cell>
          <table:table-cell table:formula="of:=[.M31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1923.55079474875" calcext:value-type="float">
            <text:p>-1923.5508</text:p>
          </table:table-cell>
          <table:table-cell table:style-name="ce5" table:formula="of:=[.$A$3]*SIN(RADIANS([.B32]-120))" office:value-type="float" office:value="355.457819684206" calcext:value-type="float">
            <text:p>355.4578</text:p>
          </table:table-cell>
          <table:table-cell table:style-name="ce5" table:formula="of:=[.$A$3]*SIN(RADIANS([.B32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32];[.D32];[.E32])+MAX([.C32];[.D32];[.E32]))/2" office:value-type="float" office:value="-177.728909842103" calcext:value-type="float">
            <text:p>-177.7289</text:p>
          </table:table-cell>
          <table:table-cell table:style-name="ce5" table:formula="of:=[.C32]-[.G32]" office:value-type="float" office:value="-1745.82188490665" calcext:value-type="float">
            <text:p>-1745.8219</text:p>
          </table:table-cell>
          <table:table-cell table:style-name="ce5" table:formula="of:=[.D32]-[.G32]" office:value-type="float" office:value="533.18672952631" calcext:value-type="float">
            <text:p>533.1867</text:p>
          </table:table-cell>
          <table:table-cell table:style-name="ce5" table:formula="of:=[.E32]-[.G32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2]/2+127" office:value-type="float" office:value="-834.775397374377" calcext:value-type="float">
            <text:p>-835</text:p>
          </table:table-cell>
          <table:table-cell table:style-name="ce14" table:formula="of:=[.H32]/2+128" office:value-type="float" office:value="-744.910942453326" calcext:value-type="float">
            <text:p>-745</text:p>
          </table:table-cell>
          <table:table-cell table:formula="of:=[.M32]+([.$A$3]/2)" office:value-type="float" office:value="278.589057546675" calcext:value-type="float">
            <text:p>279</text:p>
          </table:table-cell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1772.75400154675" calcext:value-type="float">
            <text:p>-1772.7540</text:p>
          </table:table-cell>
          <table:table-cell table:style-name="ce5" table:formula="of:=[.$A$3]*SIN(RADIANS([.B33]-120))" office:value-type="float" office:value="0.000000000000250685199785463" calcext:value-type="float">
            <text:p>0.0000</text:p>
          </table:table-cell>
          <table:table-cell table:style-name="ce5" table:formula="of:=[.$A$3]*SIN(RADIANS([.B3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.0000</text:p>
          </table:table-cell>
          <table:table-cell table:style-name="ce5" table:formula="of:=[.C33]-[.G33]" office:value-type="float" office:value="-1772.75400154675" calcext:value-type="float">
            <text:p>-1772.7540</text:p>
          </table:table-cell>
          <table:table-cell table:style-name="ce5" table:formula="of:=[.D33]-[.G33]" office:value-type="float" office:value="0.000000000000250685199785463" calcext:value-type="float">
            <text:p>0.0000</text:p>
          </table:table-cell>
          <table:table-cell table:style-name="ce5" table:formula="of:=[.E33]-[.G3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3]/2+127" office:value-type="float" office:value="-759.377000773373" calcext:value-type="float">
            <text:p>-759</text:p>
          </table:table-cell>
          <table:table-cell table:style-name="ce14" table:formula="of:=[.H33]/2+128" office:value-type="float" office:value="-758.377000773373" calcext:value-type="float">
            <text:p>-758</text:p>
          </table:table-cell>
          <table:table-cell table:formula="of:=[.M33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1568.09297506455" calcext:value-type="float">
            <text:p>-1568.0930</text:p>
          </table:table-cell>
          <table:table-cell table:style-name="ce5" table:formula="of:=[.$A$3]*SIN(RADIANS([.B34]-120))" office:value-type="float" office:value="-355.457819684207" calcext:value-type="float">
            <text:p>-355.4578</text:p>
          </table:table-cell>
          <table:table-cell table:style-name="ce5" table:formula="of:=[.$A$3]*SIN(RADIANS([.B34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4];[.D34];[.E34])+MAX([.C34];[.D34];[.E34]))/2" office:value-type="float" office:value="177.728909842103" calcext:value-type="float">
            <text:p>177.7289</text:p>
          </table:table-cell>
          <table:table-cell table:style-name="ce5" table:formula="of:=[.C34]-[.G34]" office:value-type="float" office:value="-1745.82188490665" calcext:value-type="float">
            <text:p>-1745.8219</text:p>
          </table:table-cell>
          <table:table-cell table:style-name="ce5" table:formula="of:=[.D34]-[.G34]" office:value-type="float" office:value="-533.18672952631" calcext:value-type="float">
            <text:p>-533.1867</text:p>
          </table:table-cell>
          <table:table-cell table:style-name="ce5" table:formula="of:=[.E34]-[.G3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4]/2+127" office:value-type="float" office:value="-657.046487532274" calcext:value-type="float">
            <text:p>-657</text:p>
          </table:table-cell>
          <table:table-cell table:style-name="ce14" table:formula="of:=[.H34]/2+128" office:value-type="float" office:value="-744.910942453326" calcext:value-type="float">
            <text:p>-745</text:p>
          </table:table-cell>
          <table:table-cell table:formula="of:=[.M34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1315.78623702835" calcext:value-type="float">
            <text:p>-1315.7862</text:p>
          </table:table-cell>
          <table:table-cell table:style-name="ce5" table:formula="of:=[.$A$3]*SIN(RADIANS([.B35]-120))" office:value-type="float" office:value="-700.115233387644" calcext:value-type="float">
            <text:p>-700.1152</text:p>
          </table:table-cell>
          <table:table-cell table:style-name="ce5" table:formula="of:=[.$A$3]*SIN(RADIANS([.B35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5];[.D35];[.E35])+MAX([.C35];[.D35];[.E35]))/2" office:value-type="float" office:value="350.057616693822" calcext:value-type="float">
            <text:p>350.0576</text:p>
          </table:table-cell>
          <table:table-cell table:style-name="ce5" table:formula="of:=[.C35]-[.G35]" office:value-type="float" office:value="-1665.84385372217" calcext:value-type="float">
            <text:p>-1665.8439</text:p>
          </table:table-cell>
          <table:table-cell table:style-name="ce5" table:formula="of:=[.D35]-[.G35]" office:value-type="float" office:value="-1050.17285008147" calcext:value-type="float">
            <text:p>-1050.1729</text:p>
          </table:table-cell>
          <table:table-cell table:style-name="ce5" table:formula="of:=[.E35]-[.G3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5]/2+127" office:value-type="float" office:value="-530.893118514173" calcext:value-type="float">
            <text:p>-531</text:p>
          </table:table-cell>
          <table:table-cell table:style-name="ce14" table:formula="of:=[.H35]/2+128" office:value-type="float" office:value="-704.921926861084" calcext:value-type="float">
            <text:p>-705</text:p>
          </table:table-cell>
          <table:table-cell table:formula="of:=[.M3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023.5" calcext:value-type="float">
            <text:p>-1023.5000</text:p>
          </table:table-cell>
          <table:table-cell table:style-name="ce5" table:formula="of:=[.$A$3]*SIN(RADIANS([.B36]-120))" office:value-type="float" office:value="-1023.5" calcext:value-type="float">
            <text:p>-1023.5000</text:p>
          </table:table-cell>
          <table:table-cell table:style-name="ce5" table:formula="of:=[.$A$3]*SIN(RADIANS([.B36]+120))" office:value-type="float" office:value="2047" calcext:value-type="float">
            <text:p>2047.0000</text:p>
          </table:table-cell>
          <table:table-cell table:style-name="ce5"/>
          <table:table-cell table:style-name="ce9" table:formula="of:=(MIN([.C36];[.D36];[.E36])+MAX([.C36];[.D36];[.E36]))/2" office:value-type="float" office:value="511.75" calcext:value-type="float">
            <text:p>511.7500</text:p>
          </table:table-cell>
          <table:table-cell table:style-name="ce5" table:formula="of:=[.C36]-[.G36]" office:value-type="float" office:value="-1535.25" calcext:value-type="float">
            <text:p>-1535.2500</text:p>
          </table:table-cell>
          <table:table-cell table:style-name="ce5" table:formula="of:=[.D36]-[.G36]" office:value-type="float" office:value="-1535.25" calcext:value-type="float">
            <text:p>-1535.2500</text:p>
          </table:table-cell>
          <table:table-cell table:style-name="ce5" table:formula="of:=[.E36]-[.G36]" office:value-type="float" office:value="1535.25" calcext:value-type="float">
            <text:p>1535.2500</text:p>
          </table:table-cell>
          <table:table-cell table:style-name="ce5"/>
          <table:table-cell table:style-name="ce14" table:formula="of:=[.C36]/2+127" office:value-type="float" office:value="-384.75" calcext:value-type="float">
            <text:p>-385</text:p>
          </table:table-cell>
          <table:table-cell table:style-name="ce14" table:formula="of:=[.H36]/2+128" office:value-type="float" office:value="-639.625" calcext:value-type="float">
            <text:p>-640</text:p>
          </table:table-cell>
          <table:table-cell table:formula="of:=[.M36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700.115233387644" calcext:value-type="float">
            <text:p>-700.1152</text:p>
          </table:table-cell>
          <table:table-cell table:style-name="ce5" table:formula="of:=[.$A$3]*SIN(RADIANS([.B37]-120))" office:value-type="float" office:value="-1315.78623702835" calcext:value-type="float">
            <text:p>-1315.7862</text:p>
          </table:table-cell>
          <table:table-cell table:style-name="ce5" table:formula="of:=[.$A$3]*SIN(RADIANS([.B37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7];[.D37];[.E37])+MAX([.C37];[.D37];[.E37]))/2" office:value-type="float" office:value="350.057616693822" calcext:value-type="float">
            <text:p>350.0576</text:p>
          </table:table-cell>
          <table:table-cell table:style-name="ce5" table:formula="of:=[.C37]-[.G37]" office:value-type="float" office:value="-1050.17285008147" calcext:value-type="float">
            <text:p>-1050.1729</text:p>
          </table:table-cell>
          <table:table-cell table:style-name="ce5" table:formula="of:=[.D37]-[.G37]" office:value-type="float" office:value="-1665.84385372217" calcext:value-type="float">
            <text:p>-1665.8439</text:p>
          </table:table-cell>
          <table:table-cell table:style-name="ce5" table:formula="of:=[.E37]-[.G37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7]/2+127" office:value-type="float" office:value="-223.057616693822" calcext:value-type="float">
            <text:p>-223</text:p>
          </table:table-cell>
          <table:table-cell table:style-name="ce14" table:formula="of:=[.H37]/2+128" office:value-type="float" office:value="-397.086425040733" calcext:value-type="float">
            <text:p>-397</text:p>
          </table:table-cell>
          <table:table-cell table:formula="of:=[.M37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355.457819684206" calcext:value-type="float">
            <text:p>-355.4578</text:p>
          </table:table-cell>
          <table:table-cell table:style-name="ce5" table:formula="of:=[.$A$3]*SIN(RADIANS([.B38]-120))" office:value-type="float" office:value="-1568.09297506455" calcext:value-type="float">
            <text:p>-1568.0930</text:p>
          </table:table-cell>
          <table:table-cell table:style-name="ce5" table:formula="of:=[.$A$3]*SIN(RADIANS([.B38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8];[.D38];[.E38])+MAX([.C38];[.D38];[.E38]))/2" office:value-type="float" office:value="177.728909842104" calcext:value-type="float">
            <text:p>177.7289</text:p>
          </table:table-cell>
          <table:table-cell table:style-name="ce5" table:formula="of:=[.C38]-[.G38]" office:value-type="float" office:value="-533.18672952631" calcext:value-type="float">
            <text:p>-533.1867</text:p>
          </table:table-cell>
          <table:table-cell table:style-name="ce5" table:formula="of:=[.D38]-[.G38]" office:value-type="float" office:value="-1745.82188490665" calcext:value-type="float">
            <text:p>-1745.8219</text:p>
          </table:table-cell>
          <table:table-cell table:style-name="ce5" table:formula="of:=[.E38]-[.G38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8]/2+127" office:value-type="float" office:value="-50.7289098421033" calcext:value-type="float">
            <text:p>-51</text:p>
          </table:table-cell>
          <table:table-cell table:style-name="ce14" table:formula="of:=[.H38]/2+128" office:value-type="float" office:value="-138.593364763155" calcext:value-type="float">
            <text:p>-139</text:p>
          </table:table-cell>
          <table:table-cell table:formula="of:=[.M38]+([.$A$3]/2)" office:value-type="float" office:value="884.906635236845" calcext:value-type="float">
            <text:p>885</text:p>
          </table:table-cell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>
            <draw:frame table:end-cell-address="Sheet1.M86" table:end-x="26.31pt" table:end-y="12.7pt" draw:z-index="0" draw:style-name="gr1" draw:text-style-name="P1" svg:width="749.4pt" svg:height="462.67pt" svg:x="39.4pt" svg:y="10.83pt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104821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0" loext:min-decimal-places="0" number:min-integer-digits="3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3:05:07.00596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3-17T14:47:52.292620559</dc:date>
    <meta:editing-duration>P1DT10H35M32S</meta:editing-duration>
    <meta:editing-cycles>13</meta:editing-cycles>
    <meta:generator>LibreOffice/5.0.2.2$Linux_x86 LibreOffice_project/00m0$Build-2</meta:generator>
    <meta:document-statistic meta:table-count="2" meta:cell-count="5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6.482cm" svg:y="6.914cm" style:legend-expansion="high" chart:style-name="ch2"/>
        <chart:plot-area chart:style-name="ch3" table:cell-range-address="Sheet1.N2:Sheet1.N38" chart:data-source-has-labels="row" svg:x="0.561cm" svg:y="0.288cm" svg:width="25.361cm" svg:height="13.851cm">
          <chartooo:coordinate-region svg:x="1.553cm" svg:y="0.488cm" svg:width="24.182cm" svg:height="13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8" chart:label-cell-address="Sheet1.N2:Sheet1.N2" chart:class="chart:line">
            <chart:data-point chart:repeated="36"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1.5">
                <text:p>1151.5</text:p>
                <draw:g>
                  <svg:desc>Sheet1.N3:Sheet1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4.906635236845">
                <text:p>884.906635236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8.589057546675">
                <text:p>278.589057546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4.906635236845">
                <text:p>884.906635236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8cm" svg:height="16.323cm" xlink:href=".." xlink:type="simple" chart:class="chart:scatter" chart:style-name="ch1">
        <chart:legend chart:legend-position="end" svg:x="23.4cm" svg:y="7.364cm" style:legend-expansion="high" chart:style-name="ch2"/>
        <chart:plot-area chart:style-name="ch3" table:cell-range-address="Sheet1.B3:Sheet1.B39 Sheet1.H2:Sheet1.J39" chart:data-source-has-labels="row" svg:x="0.528cm" svg:y="0.326cm" svg:width="22.345cm" svg:height="15.671cm">
          <chartooo:coordinate-region svg:x="1.44cm" svg:y="0.525cm" svg:width="21.153cm" svg:height="15.2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1772.75400154675">
                <text:p>-1772.75400154675</text:p>
                <draw:g>
                  <svg:desc>Sheet1.I3:Sheet1.I39</svg:desc>
                </draw:g>
              </table:table-cell>
              <table:table-cell office:value-type="float" office:value="1772.75400154675">
                <text:p>1772.75400154675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0">
                <text:p>0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3.186729526309">
                <text:p>533.186729526309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0.000000000000501370399570926">
                <text:p>-0.000000000000501370399570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501370399570926">
                <text:p>-0.000000000000501370399570926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column-mapping="0" chart:style-name="ch1">
        <chart:legend chart:legend-position="end" svg:x="19.497cm" svg:y="6.268cm" style:legend-expansion="high" chart:style-name="ch2"/>
        <chart:plot-area chart:style-name="ch3" table:cell-range-address="Sheet1.B3:Sheet1.B38 Sheet1.N2:Sheet1.N38" chart:data-source-has-labels="row" svg:x="0.561cm" svg:y="0.288cm" svg:width="18.376cm" svg:height="13.851cm">
          <chartooo:coordinate-region svg:x="1.553cm" svg:y="0.488cm" svg:width="17.197cm" svg:height="13.0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8" chart:label-cell-address="Sheet1.B3:Sheet1.B38" chart:class="chart:line">
            <chart:data-point chart:repeated="37"/>
          </chart:series>
          <chart:series chart:style-name="ch7" chart:values-cell-range-address="Sheet1.B3:Sheet1.B38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 310 320 330 340 35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  <text:list-item>
                    <text:p>310</text:p>
                  </text:list-item>
                  <text:list-item>
                    <text:p>320</text:p>
                  </text:list-item>
                  <text:list-item>
                    <text:p>330</text:p>
                  </text:list-item>
                  <text:list-item>
                    <text:p>340</text:p>
                  </text:list-item>
                  <text:list-item>
                    <text:p>350</text:p>
                  </text:list-item>
                </text:list>
                <draw:g>
                  <svg:desc>Sheet1.B3:Sheet1.B38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B3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1.5">
                <text:p>115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8.09336476315">
                <text:p>1418.09336476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6.58642504073">
                <text:p>1676.586425040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9.125">
                <text:p>1919.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7.87700077337">
                <text:p>2037.877000773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.125">
                <text:p>1919.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7.87700077337">
                <text:p>2037.877000773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9.125">
                <text:p>1919.1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6.58642504073">
                <text:p>1676.586425040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8.09336476315">
                <text:p>1418.093364763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1.5">
                <text:p>1151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4.906635236845">
                <text:p>884.9066352368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6.413574959267">
                <text:p>626.41357495926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3.875">
                <text:p>383.8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.122999226627">
                <text:p>265.1229992266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.875">
                <text:p>383.8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.589057546675">
                <text:p>278.5890575466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5.122999226627">
                <text:p>265.1229992266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875">
                <text:p>383.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6.413574959267">
                <text:p>626.4135749592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4.906635236845">
                <text:p>884.9066352368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